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68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78.69mm"/>
    </style:style>
    <style:style style:name="co6" style:family="table-column">
      <style:table-column-properties fo:break-before="auto" style:column-width="117.92mm"/>
    </style:style>
    <style:style style:name="co7" style:family="table-column">
      <style:table-column-properties fo:break-before="auto" style:column-width="91.95mm"/>
    </style:style>
    <style:style style:name="co8" style:family="table-column">
      <style:table-column-properties fo:break-before="auto" style:column-width="60.75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  <style:text-properties fo:color="#000000" style:text-underline-style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1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color="#000000" style:text-underline-style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style-name="ce11" office:value-type="string" calcext:value-type="string">
            <text:p>hypertensive disease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style-name="ce11" office:value-type="string" calcext:value-type="string">
            <text:p>diabetes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style-name="ce11" office:value-type="string" calcext:value-type="string">
            <text:p>depression mental^depressive disorder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style-name="ce11" office:value-type="string" calcext:value-type="string">
            <text:p>coronary arteriosclerosis^coronary heart diseas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style-name="ce11" office:value-type="string" calcext:value-type="string">
            <text:p>pneumoni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office:value-type="string" calcext:value-type="string">
            <text:p>failure heart congestive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office:value-type="string" calcext:value-type="string">
            <text:p>accident�cerebrovascular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style-name="ce11" office:value-type="string" calcext:value-type="string">
            <text:p>asthma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office:value-type="string" calcext:value-type="string">
            <text:p>myocardial infarction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ele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de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office:value-type="string" calcext:value-type="string">
            <text:p>hypercholesterolemi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smo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de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office:value-type="string" calcext:value-type="string">
            <text:p>infection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infection urinary tract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al angle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style-name="ce11" office:value-type="string" calcext:value-type="string">
            <text:p>anemi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office:value-type="string" calcext:value-type="string">
            <text:p>chronic obstructive airway disease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tum purul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office:value-type="string" calcext:value-type="string">
            <text:p>dementi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office:value-type="string" calcext:value-type="string">
            <text:p>insufficiency rena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degenerative�polyarthriti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smo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style-name="ce11" office:value-type="string" calcext:value-type="string">
            <text:p>hypothyroidism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style-name="ce11" office:value-type="string" calcext:value-type="string">
            <text:p>anxiety sta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malignant neoplasms^primary malignant neoplasm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style-name="ce11" office:value-type="string" calcext:value-type="string">
            <text:p>acquired�immuno-deficiency syndrome^HIV^hiv infectio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hypotonia^hypoto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celluliti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u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office:value-type="string" calcext:value-type="string">
            <text:p>gastroesophageal reflux diseas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bbing sensation qu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office:value-type="string" calcext:value-type="string">
            <text:p>septicemia^systemic infection^sepsis (invertebrate)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office:value-type="string" calcext:value-type="string">
            <text:p>deep vein thrombosi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in lower li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style-name="ce11" office:value-type="string" calcext:value-type="string">
            <text:p>dehydratio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w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^blackout^history of - blackout</text:p>
          </table:table-cell>
        </table:table-row>
        <table:table-row table:style-name="ro1">
          <table:table-cell office:value-type="string" calcext:value-type="string">
            <text:p>neoplasm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s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anopsia homonym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office:value-type="string" calcext:value-type="string">
            <text:p>embolism pulmonary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office:value-type="string" calcext:value-type="string">
            <text:p>epilepsy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metabol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o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office:value-type="string" calcext:value-type="string">
            <text:p>cardiomyopathy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chronic kidney failur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office:value-type="string" calcext:value-type="string">
            <text:p>carcinom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style-name="ce11" office:value-type="string" calcext:value-type="string">
            <text:p>hepatitis C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erated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fee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peripheral vascular diseas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style-name="ce12" office:value-type="string" calcext:value-type="string">
            <text:p>psychotic disord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office:value-type="string" calcext:value-type="string">
            <text:p>hyperlipidemi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ddy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office:value-type="string" calcext:value-type="string">
            <text:p>bipolar disord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urbed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hidrosis disor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dri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yramidal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se associ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ion</text:p>
          </table:table-cell>
        </table:table-row>
        <table:table-row table:style-name="ro1">
          <table:table-cell table:style-name="ce11" office:value-type="string" calcext:value-type="string">
            <text:p>obesity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 wave fea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office:value-type="string" calcext:value-type="string">
            <text:p>ischemi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ptom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office:value-type="string" calcext:value-type="string">
            <text:p>cirrhosi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eding of vagina</text:p>
          </table:table-cell>
        </table:table-row>
        <table:table-row table:style-name="ro1">
          <table:table-cell office:value-type="string" calcext:value-type="string">
            <text:p>exanthem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office:value-type="string" calcext:value-type="string">
            <text:p>benign prostatic hypertrophy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office:value-type="string" calcext:value-type="string">
            <text:p>kidney failure acut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calcemia res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mitral valve insufficiency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ptom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style-name="ce11" office:value-type="string" calcext:value-type="string">
            <text:p>arthriti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yp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unstead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style-name="ce11" office:value-type="string" calcext:value-type="string">
            <text:p>bronchiti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hemiparesi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ha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cal seiz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ng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ly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office:value-type="string" calcext:value-type="string">
            <text:p>osteoporos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rsu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i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office:value-type="string" calcext:value-type="string">
            <text:p>transient ischemic attack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yramidal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ion b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bling spee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msiness</text:p>
          </table:table-cell>
        </table:table-row>
        <table:table-row table:style-name="ro1">
          <table:table-cell office:value-type="string" calcext:value-type="string">
            <text:p>adenocarcinom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stool cali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hez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^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^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se associations</text:p>
          </table:table-cell>
        </table:table-row>
        <table:table-row table:style-name="ro1">
          <table:table-cell table:style-name="ce11" office:value-type="string" calcext:value-type="string">
            <text:p>pancreatiti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or - temperature-associated obser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office:value-type="string" calcext:value-type="string">
            <text:p>incontinenc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ar of fa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paroxysmal�dyspne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office:value-type="string" calcext:value-type="string">
            <text:p>herni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venti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cruciating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u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lse abs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office:value-type="string" calcext:value-type="string">
            <text:p>malignant neoplasm of prostate^carcinoma prostat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ed st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anopsia homonym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edema pulmonar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berden's n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office:value-type="string" calcext:value-type="string">
            <text:p>lymphatic diseas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u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stenosis aortic valv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at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thy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malignant neoplasm of breast^carcinoma brea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ss in br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ropul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ogen 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o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erweight^under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office:value-type="string" calcext:value-type="string">
            <text:p>diverticulit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ll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blo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overload flui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style-name="ce11" office:value-type="string" calcext:value-type="string">
            <text:p>ulcer peptic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office:value-type="string" calcext:value-type="string">
            <text:p>osteomyelit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e ten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fo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style-name="ce11" office:value-type="string" calcext:value-type="string">
            <text:p>gastrit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equilibri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office:value-type="string" calcext:value-type="string">
            <text:p>bacteremi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o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album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t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lor</text:p>
          </table:table-cell>
        </table:table-row>
        <table:table-row table:style-name="ro1">
          <table:table-cell office:value-type="string" calcext:value-type="string">
            <text:p>failure kidne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ing of urinary stre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stat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style-name="ce11" office:value-type="string" calcext:value-type="string">
            <text:p>sickle cell anem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reakthrough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office:value-type="string" calcext:value-type="string">
            <text:p>failure hear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ejection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upper respiratory infecti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ffy n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pid shallow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isy respi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al discharge pres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s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style-name="ce11" office:value-type="string" calcext:value-type="string">
            <text:p>hepatiti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office:value-type="string" calcext:value-type="string">
            <text:p>hypertension pulmona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le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office:value-type="string" calcext:value-type="string">
            <text:p>deglutition disord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ub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diadoch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pain</text:p>
          </table:table-cell>
        </table:table-row>
        <table:table-row table:style-name="ro1">
          <table:table-cell office:value-type="string" calcext:value-type="string">
            <text:p>g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thrombocytopaen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yt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erior�rhino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hypoglycem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her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ness^claud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my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pneumonia aspiratio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diastinal sh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colit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kening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office:value-type="string" calcext:value-type="string">
            <text:p>diverticulos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ecal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neumato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s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office:value-type="string" calcext:value-type="string">
            <text:p>suicide attemp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d paral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ic withdrawal sympto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Pneumocystis�carinii�pneumon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areu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dent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style-name="ce11" office:value-type="string" calcext:value-type="string">
            <text:p>hepatitis B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appropriate a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fee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an</text:p>
          </table:table-cell>
        </table:table-row>
        <table:table-row table:style-name="ro1">
          <table:table-cell table:style-name="ce11" office:value-type="string" calcext:value-type="string">
            <text:p>parkinson diseas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office:value-type="string" calcext:value-type="string">
            <text:p>lymphom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n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dropneumothor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i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office:value-type="string" calcext:value-type="string">
            <text:p>hyperglycem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t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t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ogen 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office:value-type="string" calcext:value-type="string">
            <text:p>encephalopath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unco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ences fi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u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nic seiz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tricuspid valve insufficienc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stinal sh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aired cognition</text:p>
          </table:table-cell>
        </table:table-row>
        <table:table-row table:style-name="ro1">
          <table:table-cell table:style-name="ce11" office:value-type="string" calcext:value-type="string">
            <text:p>Alzheimer's diseas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-point pup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 r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g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office:value-type="string" calcext:value-type="string">
            <text:p>candidiasis^oral�candidiasi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dent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erse reaction^adverse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bloating</text:p>
          </table:table-cell>
        </table:table-row>
        <table:table-row table:style-name="ro1">
          <table:table-cell office:value-type="string" calcext:value-type="string">
            <text:p>neuropath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kening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dropneumothor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i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ing of urinary stream</text:p>
          </table:table-cell>
        </table:table-row>
        <table:table-row table:style-name="ro1">
          <table:table-cell office:value-type="string" calcext:value-type="string">
            <text:p>kidney diseas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eding of vagina</text:p>
          </table:table-cell>
        </table:table-row>
        <table:table-row table:style-name="ro1">
          <table:table-cell office:value-type="string" calcext:value-type="string">
            <text:p>fibroid tum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o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menstrual heavy blee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hypotonia^hypoto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vious pregnancies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igrav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ly hard consist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inemia</text:p>
          </table:table-cell>
        </table:table-row>
        <table:table-row table:style-name="ro1">
          <table:table-cell table:style-name="ce13" office:value-type="string" calcext:value-type="string">
            <text:p>glaucom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office:value-type="string" calcext:value-type="string">
            <text:p>neoplasm metastasi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n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ypia</text:p>
          </table:table-cell>
        </table:table-row>
        <table:table-row table:style-name="ro1">
          <table:table-cell table:style-name="ce11" office:value-type="string" calcext:value-type="string">
            <text:p>malignant tumor of colon^carcinoma col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y spe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oting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ejection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em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office:value-type="string" calcext:value-type="string">
            <text:p>ketoacidosis diabeti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k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t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rgitates after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ion b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office:value-type="string" calcext:value-type="string">
            <text:p>tonic-clonic epilepsy^tonic-clonic seizur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sm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o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ing of e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rsu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idexter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ences fi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style-name="ce11" office:value-type="string" calcext:value-type="string">
            <text:p>malignant�neoplas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ulsus�paradox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ll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respiratory failu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unstead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style-name="ce11" office:value-type="string" calcext:value-type="string">
            <text:p>melanom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in br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-holding sp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eral�icter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malignant neoplasm of lung^carcinoma of lu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office:value-type="string" calcext:value-type="string">
            <text:p>manic disor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personality disor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sex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office:value-type="string" calcext:value-type="string">
            <text:p>primary carcinoma of the liver cell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emphysema pulmona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havior showing increased motor activ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rdination ab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my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hemorrhoid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el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stool cali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spasm bronchi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known drug allerg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office:value-type="string" calcext:value-type="string">
            <text:p>aphas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ha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ly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back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yhorse</text:p>
          </table:table-cell>
        </table:table-row>
        <table:table-row table:style-name="ro1">
          <table:table-cell office:value-type="string" calcext:value-type="string">
            <text:p>obesity morbi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dent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al angle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s hot/feverish</text:p>
          </table:table-cell>
        </table:table-row>
        <table:table-row table:style-name="ro1">
          <table:table-cell office:value-type="string" calcext:value-type="string">
            <text:p>pyelonephriti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office:value-type="string" calcext:value-type="string">
            <text:p>endocarditi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lsus�paradox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effusion pericardial^pericardial effusion body substan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ricardial friction r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tum purul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office:value-type="string" calcext:value-type="string">
            <text:p>chronic alcoholic intox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office:value-type="string" calcext:value-type="string">
            <text:p>pneumothora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 tissue 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deliriu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neutropen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calcemia res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d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office:value-type="string" calcext:value-type="string">
            <text:p>hyperbilirubinem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style-name="ce11" office:value-type="string" calcext:value-type="string">
            <text:p>influenz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co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eral�icter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al fla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sm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ee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office:value-type="string" calcext:value-type="string">
            <text:p>dependen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ffy n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le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office:value-type="string" calcext:value-type="string">
            <text:p>thrombu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tonic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album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office:value-type="string" calcext:value-type="string">
            <text:p>cholecystit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phy's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g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ping for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es in rec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ly hard consistency</text:p>
          </table:table-cell>
        </table:table-row>
        <table:table-row table:style-name="ro1">
          <table:table-cell office:value-type="string" calcext:value-type="string">
            <text:p>hernia�hia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ro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style-name="ce11" office:value-type="string" calcext:value-type="string">
            <text:p>migraine disord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bidexter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office:value-type="string" calcext:value-type="string">
            <text:p>pancytopen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poprote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office:value-type="string" calcext:value-type="string">
            <text:p>cholelithiasis^biliary calculu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office:value-type="string" calcext:value-type="string">
            <text:p>tachycardia sin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 binge epis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ile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en acu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r fluid lev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ching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adhes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ge-for-dates fe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mob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oose associ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ddy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icidal thoug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urbed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aired cogn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affect la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office:value-type="string" calcext:value-type="string">
            <text:p>decubitus ulc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</table:table>
      <table:table table:name="selected disease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ce15"/>
        <table:table-column table:style-name="co7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table:style-name="Default" office:value-type="string" calcext:value-type="string">
            <text:p>Symptom</text:p>
          </table:table-cell>
          <table:table-cell/>
        </table:table-row>
        <table:table-row table:style-name="ro1">
          <table:table-cell table:style-name="ce11"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d th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quent urinatio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Extreme hunger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Unexplained weight loss</text:p>
          </table:table-cell>
          <table:table-cell table:style-name="ce15"/>
        </table:table-row>
        <table:table-row table:style-name="ro1">
          <table:table-cell/>
          <table:table-cell table:style-name="ce14"/>
          <table:table-cell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rritability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Blurred vi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low-healing sore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Frequent infections, such as gums or skin infections and vaginal infections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coronary arteriosclerosis^coronary heart dis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healthline.com/symptom/chest-pain" xlink:type="simple">chest pain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vi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ght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rn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ueez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in in the<text:a xlink:href="https://www.healthline.com/symptom/arm-pain" xlink:type="simple"> arms</text:a> or <text:a xlink:href="https://www.healthline.com/symptom/shoulder-pain" xlink:type="simple">shoulder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shortness-of-breath" xlink:type="simple">shortness of breath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dizziness" xlink:type="simple">dizziness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pneumo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ver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ating or Chills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s://www.healthline.com/symptom/shortness-of-breath" xlink:type="simple">shortness of breath</text:a> that happens while doing normal activities or even while resting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pid breat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worsening cough that may produce yellow/green or bloody mucus (phlegm)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est pain when breathing or coughing – caused by inflammation of the membrane that lines the lung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style-name="ce11" office:value-type="string" calcext:value-type="string">
            <text:p>asth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hest tightness or p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Trouble sleeping caused by shortness of breath, coughing or wheezing</text:p>
          </table:table-cell>
          <table:table-cell table:style-name="ce15"/>
        </table:table-row>
        <table:table-row table:style-name="ro3">
          <table:table-cell table:number-columns-repeated="2"/>
          <table:table-cell office:value-type="string" calcext:value-type="string">
            <text:p>A whistling or wheezing sound when exhaling (wheezing is a common sign of asthma in children)</text:p>
          </table:table-cell>
          <table:table-cell table:style-name="ce15"/>
        </table:table-row>
        <table:table-row table:style-name="ro3">
          <table:table-cell table:number-columns-repeated="2"/>
          <table:table-cell office:value-type="string" calcext:value-type="string">
            <text:p>Coughing or wheezing attacks that are worsened by a respiratory virus, such as a cold or the flu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anem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Weak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Pale or yellowish sk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rregular heartbeat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izziness or lightheaded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hest p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old hands and feet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Headaches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hypothyroidi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epressio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feeling cold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ry sk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muscle weak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ecreased sweating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slowed heart rat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elevated blood cholesterol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pain and stiffness in your joint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ry, thinning hair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mpaired memory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fertility difficulties or menstrual change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muscle stiffness, aches, and tender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puffy, sensitive face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acquired�immuno-deficiency syndrome^HIV^hiv infectio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cle aches and joint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s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 and painful mouth s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llen lymph glands, mainly on the ne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ght sweats</text:p>
          </table:table-cell>
          <table:table-cell/>
        </table:table-row>
        <table:table-row table:style-name="ro1">
          <table:table-cell table:style-name="ce11" office:value-type="string" calcext:value-type="string">
            <text:p>dehyd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eme th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ss frequent urin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rk-colored u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y mout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obes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reased sw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how-to-stop-snoring" xlink:type="simple">snoring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ability to cope with sudden physical activ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self-help-tips-to-fight-fatigue" xlink:type="simple">feeling very tired</text:a> every d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back-pain" xlink:type="simple">back</text:a> and <text:a xlink:href="https://www.healthdirect.gov.au/joint-pain-and-swelling" xlink:type="simple">joint pain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w confidence and <text:a xlink:href="https://www.healthdirect.gov.au/self-esteem" xlink:type="simple">self esteem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loneliness-isolation-mental-health" xlink:type="simple">feeling isolated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arthrit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int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iffness at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lling at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ness of skin around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creased range of mo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eel tire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oss of appetite</text:p>
          </table:table-cell>
          <table:table-cell/>
        </table:table-row>
        <table:table-row table:style-name="ro1">
          <table:table-cell table:style-name="ce11" office:value-type="string" calcext:value-type="string">
            <text:p>bronchit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persistent cough, which may produce yellow grey mucus (phleg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low <text:a xlink:href="https://www.medicalnewstoday.com/articles/168266.php" xlink:type="simple">fever</text:a> and chi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feeling of tightness in the ch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<text:a xlink:href="https://www.medicalnewstoday.com/articles/155412.php" xlink:type="simple">sore throat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edicalnewstoday.com/articles/73936.php" xlink:type="simple">headach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blocked nose and sinuses</text:p>
          </table:table-cell>
          <table:table-cell/>
        </table:table-row>
        <table:table-row table:style-name="ro1">
          <table:table-cell table:style-name="ce11" office:value-type="string" calcext:value-type="string">
            <text:p>pancreatit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per abdominal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that radiates to your b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that feels worse after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pid pul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nderness when touching the abdom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ing weight without try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ily, smelly stools (steatorrhe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st heartbeat</text:p>
          </table:table-cell>
          <table:table-cell/>
        </table:table-row>
        <table:table-row table:style-name="ro1">
          <table:table-cell table:style-name="ce11" office:value-type="string" calcext:value-type="string">
            <text:p>ulcer pep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rning stomach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ling of fullness, bloating or belc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ty food intoler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d Nause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vere vomiting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bdominal pain – intense, localized pai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oss of appetite</text:p>
          </table:table-cell>
          <table:table-cell/>
        </table:table-row>
        <table:table-row table:style-name="ro2">
          <table:table-cell table:style-name="ce11" office:value-type="string" calcext:value-type="string">
            <text:p>gastrit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awing or burning ache or pain (indigestion) in your upper abdomen that may become either worse or better with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feeling of fullness in your upper abdomen after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<text:a xlink:href="https://www.webmd.com/digestive-disorders/features/bloated-bloating" xlink:type="simple">bloating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pain-management/guide/abdominal-pain-causes-treatments" xlink:type="simple">Abdominal pain</text:a> - 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edicinenet.com/loss_of_appetite/symptoms.htm" xlink:type="simple">loss of appetite</text:a> and <text:a xlink:href="https://www.medicinenet.com/dyspepsia/article.htm" xlink:type="simple">indigestion</text:a>.</text:p>
          </table:table-cell>
          <table:table-cell/>
        </table:table-row>
        <table:table-row table:style-name="ro1">
          <table:table-cell table:style-name="ce11" office:value-type="string" calcext:value-type="string">
            <text:p>hepatit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healthline.com/symptom/fatigue" xlink:type="simple">fatigu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health/flu-symptoms" xlink:type="simple">flu-like symptom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dark-urine" xlink:type="simple">dark urin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pale-stools" xlink:type="simple">pale stool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anorexia" xlink:type="simple">loss of appetit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explained 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llow skin and eyes, which may be signs of <text:a xlink:href="https://www.healthline.com/health/jaundice-yellow-skin" xlink:type="simple">jaundic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style-name="ce11" office:value-type="string" calcext:value-type="string">
            <text:p>influenz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hing muscles, especially in your back, arms and leg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 and swea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y, persistent coug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k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sal conges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tigue and weakness</text:p>
          </table:table-cell>
          <table:table-cell/>
        </table:table-row>
        <table:table-row table:style-name="ro1">
          <table:table-cell office:value-type="string" calcext:value-type="string">
            <text:p>Tuberculo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ghing that lasts three or more wee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ing up bl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st pain, or pain with breathing or coug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intentional 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ght swea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Mala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Sweating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abdominal p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Generalised weakness 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ntense muscle pain 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Lower back pain, </text:p>
          </table:table-cell>
          <table:table-cell table:style-name="ce15"/>
        </table:table-row>
        <table:table-row table:style-name="ro1">
          <table:table-cell office:value-type="string" calcext:value-type="string">
            <text:p>Deng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dden, <text:a xlink:href="https://www.webmd.com/first-aid/fevers-causes-symptoms-treatments" xlink:type="simple">high fever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<text:a xlink:href="https://www.webmd.com/migraines-headaches/default.htm" xlink:type="simple">headach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in behind the <text:a xlink:href="https://www.webmd.com/eye-health/picture-of-the-eyes" xlink:type="simple">ey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joint and <text:a xlink:href="https://www.webmd.com/pain-management/guide/myofascial-pain-syndrome" xlink:type="simple">muscle pain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children/ss/nausea-vomiting-remedies-treatment" xlink:type="simple">Nausea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digestive-disorders/digestive-diseases-nausea-vomiting" xlink:type="simple">Vomiting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skin-problems-and-treatments/guide/common-rashes" xlink:type="simple">Skin rash</text:a>, which appears two to five days after the onset of 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d bleeding (such a nose bleed, <text:a xlink:href="https://www.webmd.com/oral-health/guide/gum-problem-basics-sore-swollen-and-bleeding-gums" xlink:type="simple">bleeding gums</text:a>, or easy bruising)</text:p>
          </table:table-cell>
          <table:table-cell/>
        </table:table-row>
        <table:table-row table:style-name="ro1">
          <table:table-cell office:value-type="string" calcext:value-type="string">
            <text:p>Corona Vir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, sometimes with shak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smell or tas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</table:table>
      <table:table table:name="mental diseases" table:style-name="ta1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style-name="ce11" office:value-type="string" calcext:value-type="string">
            <text:p>hypertensive disease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style-name="ce11" office:value-type="string" calcext:value-type="string">
            <text:p>depression mental^depressive disorder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style-name="ce11" office:value-type="string" calcext:value-type="string">
            <text:p>anxiety sta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style-name="ce12" office:value-type="string" calcext:value-type="string">
            <text:p>psychotic disord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1:47:47.814593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21:47:53.182837186</dc:date>
    <meta:editing-duration>PT15H44M</meta:editing-duration>
    <meta:editing-cycles>9</meta:editing-cycles>
    <meta:generator>LibreOffice/6.0.7.3$Linux_X86_64 LibreOffice_project/00m0$Build-3</meta:generator>
    <meta:document-statistic meta:table-count="3" meta:cell-count="2456" meta:object-count="0"/>
  </office:meta>
</office:document-meta>
</file>